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We believe in one God, the Father the Almighty, maker of heaven and hearth, of all that is, seen and unseen. Tunaamini katika Mungu mmoja, Baba Mwenyezi, Muumba wa mbingu na makao, wa kila kitu kinachoonekana na kisichoonekana.</text:p>
      <text:p text:style-name="Preformatted_20_Text"/>
      <text:p text:style-name="Preformatted_20_Text">We believe in one Lord, Jesus Christ, the only Son of God, eternally begotten of the Father, God from God, Light from Light, true God from true God, begotten, not made, of one Being, with the Father. Through him all things were made. For us men and for our salvation he came down from heaven: by the power of the Holy Spirit he became incarnate from the Virgin Mary, and was made men. For our sake he was crucified under Pontius Pilate; he suffered death and was buried. On the third day he rose again in accordance with the Scriptures; he ascended into heaven and is seated at the right hand of the Father. He will come again in glory to judge the living and the dead, and their kingdom has no end. Tunaamini katika Bwana mmoja, Yesu Kristo, Mwana pekee wa Mungu, aliyezaliwa milele na Baba, Mungu kutoka kwa Mungu, Nuru kutoka kwa Nuru, Mungu wa kweli kutoka kwa Mungu wa kweli, aliyezaliwa, ambaye hajafanywa, wa Nafsi moja, pamoja na Baba. Kwa njia yake vitu vyote viliumbwa. Kwa ajili yetu sisi wanadamu na kwa wokovu wetu alishuka kutoka mbinguni: kwa uwezo wa Roho Mtakatifu alifanyika mwili kutoka kwa Bikira Maria, na kufanywa wanadamu. Kwa ajili yetu alisulubishwa chini ya Pontio Pilato; alipatwa na kifo na akazikwa. Siku ya tatu alifufuka kwa mujibu wa Maandiko Matakatifu; alipaa mbinguni na ameketi mkono wa kuume wa Baba. Atakuja tena kwa utukufu kuwahukumu walio hai na waliokufa, na ufalme wao hauna mwisho.</text:p>
      <text:p text:style-name="Preformatted_20_Text"/>
      <text:p text:style-name="Preformatted_20_Text">We believe in the Holy Spirit, the Lord, the giver of life, who proceeds from the Father and the Son. With the Father and the Son he is worshipped and glorified. He has spoken through the Prophets. Tunamwamini Roho Mtakatifu, Bwana, mpaji wa uzima, atokaye kwa Baba na Mwana. Pamoja na Baba na Mwana anaabudiwa na kutukuzwa. Amesema kupitia Manabii.</text:p>
      <text:p text:style-name="Preformatted_20_Text"/>
      <text:p text:style-name="Preformatted_20_Text">We believe in one holy Catholic and Apostolic Church. We acknowledge one baptism for the forgiveness of sins. We look for the resurrection of the dead, and the life of the world to come. Amen. <text:s text:c="508"/>Tunaamini katika Kanisa moja takatifu la Kikatoliki na la Mitume. Tunakubali ubatizo mmoja kwa ondoleo la dhambi. Tunatazamia ufufuo wa wafu, na uzima wa ulimwengu ujao. Ami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5T21:44:29.465471964</dc:date>
    <meta:editing-duration>PT58S</meta:editing-duration>
    <meta:editing-cycles>1</meta:editing-cycles>
    <meta:document-statistic meta:table-count="0" meta:image-count="0" meta:object-count="0" meta:page-count="1" meta:paragraph-count="4" meta:word-count="409" meta:character-count="2878" meta:non-whitespace-character-count="1965"/>
    <meta:generator>LibreOffice/7.4.3.2$Linux_X86_64 LibreOffice_project/40$Build-2</meta:generator>
  </office:meta>
</office:document-meta>
</file>